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6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sters graphs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 style:data-style-name="N2" text:time-value="14:12:40.5515310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09-27T14:13:52.109419121</dc:date>
    <meta:editing-cycles>17</meta:editing-cycles>
    <meta:editing-duration>PT37M29S</meta:editing-duration>
    <meta:document-statistic meta:table-count="1" meta:cell-count="8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